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b42c4" officeooo:paragraph-rsid="0007b58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92410" officeooo:paragraph-rsid="0009241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092410" officeooo:paragraph-rsid="00092410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42c4" officeooo:paragraph-rsid="0007b585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b42c4" officeooo:paragraph-rsid="0007b58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a933" loext:opacity="100%" fo:font-size="13pt" fo:font-style="italic" style:text-underline-style="none" fo:font-weight="bold" officeooo:rsid="00092410" officeooo:paragraph-rsid="00092410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ea7500" loext:opacity="100%" fo:font-size="13pt" fo:font-style="italic" style:text-underline-style="none" fo:font-weight="bold" officeooo:rsid="001b42c4" officeooo:paragraph-rsid="0007b585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ea7500" loext:opacity="100%" fo:font-size="13pt" fo:font-style="italic" style:text-underline-style="none" fo:font-weight="bold" officeooo:rsid="00092410" officeooo:paragraph-rsid="00092410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loext:opacity="100%" fo:font-size="12pt" fo:font-style="normal" style:text-underline-style="none" fo:font-weight="bold" officeooo:rsid="00092410" officeooo:paragraph-rsid="00092410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465a4" loext:opacity="100%" fo:font-size="12pt" fo:font-style="normal" style:text-underline-style="none" fo:font-weight="bold" officeooo:rsid="00092410" officeooo:paragraph-rsid="000af0ba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92410" officeooo:paragraph-rsid="0007b58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092410" officeooo:paragraph-rsid="0009241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0e109f" officeooo:paragraph-rsid="000e109f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0c67c8" officeooo:paragraph-rsid="000c67c8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loext:opacity="100%" fo:font-size="12pt" fo:font-style="normal" style:text-underline-style="none" fo:font-weight="bold" officeooo:rsid="00092410" officeooo:paragraph-rsid="000c13f2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465a4" loext:opacity="100%" fo:font-size="12pt" fo:font-style="normal" style:text-underline-style="none" fo:font-weight="bold" officeooo:rsid="000c13f2" officeooo:paragraph-rsid="000c13f2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465a4" loext:opacity="100%" fo:font-size="12pt" fo:font-style="normal" style:text-underline-style="none" fo:font-weight="bold" officeooo:rsid="000c67c8" officeooo:paragraph-rsid="000c67c8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465a4" loext:opacity="100%" fo:font-size="12pt" fo:font-style="normal" style:text-underline-style="none" fo:font-weight="bold" officeooo:rsid="000eabb1" officeooo:paragraph-rsid="000eabb1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465a4" loext:opacity="100%" fo:font-size="12pt" fo:font-style="normal" style:text-underline-style="none" fo:font-weight="bold" officeooo:rsid="000fa684" officeooo:paragraph-rsid="000fa684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465a4" loext:opacity="100%" fo:font-size="12pt" fo:font-style="normal" style:text-underline-style="none" fo:font-weight="normal" officeooo:rsid="000c13f2" officeooo:paragraph-rsid="000c13f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ea7500" loext:opacity="100%" fo:font-size="13pt" fo:font-style="italic" style:text-underline-style="none" fo:font-weight="bold" officeooo:rsid="00092410" officeooo:paragraph-rsid="000c13f2" style:font-size-asian="13pt" style:font-style-asian="italic" style:font-weight-asian="bold" style:font-size-complex="13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860d" loext:opacity="100%" fo:font-size="12pt" fo:font-style="normal" style:text-underline-style="none" fo:font-weight="normal" officeooo:rsid="000c13f2" officeooo:paragraph-rsid="000c13f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ff972f" loext:opacity="100%" fo:font-size="12pt" fo:font-style="normal" style:text-underline-style="none" fo:font-weight="normal" officeooo:rsid="000c13f2" officeooo:paragraph-rsid="000c13f2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ff972f" loext:opacity="100%" fo:font-size="12pt" fo:font-style="normal" style:text-underline-style="none" fo:font-weight="bold" officeooo:rsid="000e109f" officeooo:paragraph-rsid="000e109f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69a2e" loext:opacity="100%" fo:font-size="13pt" fo:font-style="normal" style:text-underline-style="none" fo:font-weight="bold" officeooo:rsid="000c13f2" officeooo:paragraph-rsid="000c13f2" style:font-size-asian="13pt" style:font-style-asian="normal" style:font-weight-asian="bold" style:font-size-complex="13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69a2e" loext:opacity="100%" fo:font-size="13pt" fo:font-style="normal" style:text-underline-style="none" fo:font-weight="bold" officeooo:rsid="000c13f2" officeooo:paragraph-rsid="000eabb1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69a2e" loext:opacity="100%" fo:font-size="13pt" fo:font-style="normal" style:text-underline-style="none" fo:font-weight="bold" officeooo:rsid="000fa684" officeooo:paragraph-rsid="000fa684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5983b0" loext:opacity="100%" fo:font-size="12pt" fo:font-style="normal" style:text-underline-style="none" fo:font-weight="bold" officeooo:rsid="000c13f2" officeooo:paragraph-rsid="000c13f2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5983b0" loext:opacity="100%" fo:font-size="12pt" fo:font-style="normal" style:text-underline-style="none" fo:font-weight="normal" officeooo:rsid="000c67c8" officeooo:paragraph-rsid="000c67c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3faf46" loext:opacity="100%" fo:font-size="12pt" fo:font-style="normal" style:text-underline-style="none" fo:font-weight="bold" officeooo:rsid="000c67c8" officeooo:paragraph-rsid="000c67c8" style:font-size-asian="10.5pt" style:font-style-asian="normal" style:font-weight-asian="bold" style:font-size-complex="12pt" style:font-style-complex="normal" style:font-weight-complex="bold"/>
    </style:style>
    <style:style style:name="P31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-color="#ff5429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5" style:family="paragraph">
      <loext:graphic-properties draw:fill-color="#f10d0c"/>
      <style:paragraph-properties fo:text-align="center"/>
    </style:style>
    <style:style style:name="P36" style:family="paragraph">
      <style:paragraph-properties fo:text-align="center"/>
    </style:style>
    <style:style style:name="P37" style:family="paragraph">
      <loext:graphic-properties draw:fill-color="#5b277d"/>
      <style:paragraph-properties fo:text-align="center"/>
    </style:style>
    <style:style style:name="P38" style:family="paragraph">
      <loext:graphic-properties draw:fill-color="#3faf46"/>
      <style:paragraph-properties fo:text-align="center"/>
    </style:style>
    <style:style style:name="P39" style:family="paragraph">
      <loext:graphic-properties draw:fill-color="#3465a4"/>
      <style:paragraph-properties fo:text-align="center"/>
    </style:style>
    <style:style style:name="P40" style:family="paragraph">
      <loext:graphic-properties draw:fill-color="#e8a202"/>
      <style:paragraph-properties fo:text-align="center"/>
    </style:style>
    <style:style style:name="P41" style:family="paragraph">
      <style:paragraph-properties fo:text-align="center"/>
      <style:text-properties fo:color="#069a2e" loext:opacity="100%" fo:font-weight="bold" style:font-weight-asian="bold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color="#069a2e" loext:opacity="100%" fo:font-weight="bold" style:font-weight-asian="bold" style:font-weight-complex="bold"/>
    </style:style>
    <style:style style:name="P43" style:family="paragraph">
      <style:paragraph-properties fo:text-align="center"/>
      <style:text-properties fo:color="#3465a4" loext:opacity="100%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color="#3465a4" loext:opacity="100%" fo:font-weight="bold" style:font-weight-asian="bold" style:font-weight-complex="bold"/>
    </style:style>
    <style:style style:name="P45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6" style:family="paragraph">
      <loext:graphic-properties draw:fill-color="#ff5429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7" style:family="paragraph">
      <loext:graphic-properties draw:fill="none" draw:fill-color="#ffffff"/>
      <style:text-properties fo:color="#3465a4" loext:opacity="100%" fo:font-weight="bold" style:font-weight-asian="bold" style:font-weight-complex="bold"/>
    </style:style>
    <style:style style:name="P48" style:family="paragraph">
      <style:paragraph-properties fo:text-align="center"/>
      <style:text-properties fo:color="#3faf46" loext:opacity="100%" fo:font-weight="bold" style:font-weight-asian="bold" style:font-weight-complex="bold"/>
    </style:style>
    <style:style style:name="P49" style:family="paragraph">
      <loext:graphic-properties draw:fill="none" draw:fill-color="#ffffff"/>
      <style:text-properties fo:color="#3faf46" loext:opacity="100%" fo:font-weight="bold" style:font-weight-asian="bold" style:font-weight-complex="bold"/>
    </style:style>
    <style:style style:name="P50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P51" style:family="paragraph">
      <loext:graphic-properties draw:fill-color="#5b277d"/>
      <style:paragraph-properties fo:text-align="center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52" style:family="paragraph">
      <loext:graphic-properties draw:fill-color="#5b277d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53" style:family="paragraph">
      <loext:graphic-properties draw:fill-color="#ffaa95"/>
      <style:paragraph-properties style:writing-mode="lr-tb"/>
      <style:text-properties fo:color="#ffffff" loext:opacity="100%" fo:font-weight="bold" style:font-weight-asian="bold" style:font-weight-complex="bold"/>
    </style:style>
    <style:style style:name="P54" style:family="paragraph">
      <style:text-properties fo:color="#ffffff" loext:opacity="100%" fo:font-weight="bold" style:font-weight-asian="bold" style:font-weight-complex="bold"/>
    </style:style>
    <style:style style:name="P55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56" style:family="paragraph">
      <loext:graphic-properties draw:fill-color="#5b277d"/>
    </style:style>
    <style:style style:name="P57" style:family="paragraph">
      <loext:graphic-properties draw:fill-color="#e8a202"/>
    </style:style>
    <style:style style:name="P58" style:family="paragraph">
      <loext:graphic-properties draw:fill="none" draw:fill-color="#ffffff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59" style:family="paragraph">
      <loext:graphic-properties draw:fill-color="#ffaa95"/>
      <style:paragraph-properties style:writing-mode="lr-tb"/>
    </style:style>
    <style:style style:name="P60" style:family="paragraph">
      <loext:graphic-properties draw:fill="none" draw:fill-color="#ffffff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61" style:family="paragraph">
      <loext:graphic-properties draw:fill-color="#069a2e"/>
    </style:style>
    <style:style style:name="P62" style:family="paragraph">
      <loext:graphic-properties draw:fill-color="#069a2e"/>
      <style:text-properties fo:font-size="12pt"/>
    </style:style>
    <style:style style:name="P63" style:family="paragraph">
      <loext:graphic-properties draw:fill-color="#ffb66c"/>
    </style:style>
    <style:style style:name="P64" style:family="paragraph">
      <style:text-properties fo:font-size="12pt"/>
    </style:style>
    <style:style style:name="T1" style:family="text">
      <style:text-properties officeooo:rsid="00092410"/>
    </style:style>
    <style:style style:name="T2" style:family="text">
      <style:text-properties fo:color="#5983b0" loext:opacity="100%" fo:font-weight="bold" officeooo:rsid="00092410" style:font-weight-asian="bold" style:font-weight-complex="bold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weight="bold" officeooo:rsid="00092410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0000" loext:opacity="100%" fo:font-weight="normal" officeooo:rsid="000af0ba" style:font-weight-asian="normal" style:font-weight-complex="normal"/>
    </style:style>
    <style:style style:name="T8" style:family="text">
      <style:text-properties fo:color="#3465a4" loext:opacity="100%"/>
    </style:style>
    <style:style style:name="T9" style:family="text">
      <style:text-properties officeooo:rsid="000c13f2"/>
    </style:style>
    <style:style style:name="T10" style:family="text">
      <style:text-properties officeooo:rsid="000c67c8"/>
    </style:style>
    <style:style style:name="T11" style:family="text">
      <style:text-properties officeooo:rsid="000e109f"/>
    </style:style>
    <style:style style:name="T12" style:family="text">
      <style:text-properties officeooo:rsid="000eabb1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ffffff" loext:opacity="100%" fo:font-weight="bold" style:font-weight-asian="bold" style:font-weight-complex="bold"/>
    </style:style>
    <style:style style:name="T16" style:family="text">
      <style:text-properties fo:color="#069a2e" loext:opacity="100%" fo:font-weight="bold" style:font-weight-asian="bold" style:font-weight-complex="bold"/>
    </style:style>
    <style:style style:name="T17" style:family="text">
      <style:text-properties fo:color="#3465a4" loext:opacity="100%" fo:font-weight="bold" style:font-weight-asian="bold" style:font-weight-complex="bold"/>
    </style:style>
    <style:style style:name="T18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3faf46" loext:opacity="100%" fo:font-weight="bold" style:font-weight-asian="bold" style:font-weight-complex="bold"/>
    </style:style>
    <style:style style:name="T20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fill-color="#ffffff" fo:min-height="0.6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5429" draw:textarea-horizontal-align="justify" draw:textarea-vertical-align="middle" draw:auto-grow-height="false" fo:min-height="1.097cm" fo:min-width="2.92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101cm" svg:stroke-color="#ff0000" draw:marker-start-width="0.503cm" draw:marker-end="Arrow" draw:marker-end-width="0.326cm" draw:fill-color="#f10d0c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3faf46" draw:marker-start-width="0.503cm" draw:marker-end="Arrow" draw:marker-end-width="0.326cm" draw:fill-color="#f10d0c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3465a4" draw:marker-start-width="0.503cm" draw:marker-end="Arrow" draw:marker-end-width="0.326cm" draw:fill-color="#f10d0c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5429" draw:textarea-horizontal-align="justify" draw:textarea-vertical-align="middle" draw:auto-grow-height="false" fo:min-height="0.917cm" fo:min-width="3.73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5b277d" draw:textarea-horizontal-align="justify" draw:textarea-vertical-align="middle" draw:auto-grow-height="false" fo:min-height="1.82cm" fo:min-width="3.57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width="0.101cm" svg:stroke-color="#3faf46" draw:marker-start-width="0.503cm" draw:marker-end-width="0.503cm" draw:fill-color="#3faf46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3465a4" draw:textarea-horizontal-align="justify" draw:textarea-vertical-align="middle" draw:auto-grow-height="false" fo:min-height="1.82cm" fo:min-width="3.57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e8a202" draw:textarea-horizontal-align="justify" draw:textarea-vertical-align="middle" draw:auto-grow-height="false" fo:min-height="1.82cm" fo:min-width="4.34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ff5429" draw:textarea-horizontal-align="justify" draw:textarea-vertical-align="middle" draw:auto-grow-height="false" fo:min-height="1.82cm" fo:min-width="3.73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ff5429" draw:textarea-horizontal-align="justify" draw:textarea-vertical-align="middle" draw:auto-grow-height="false" fo:min-height="1.362cm" fo:min-width="3.73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-color="#ff5429" draw:textarea-horizontal-align="justify" draw:textarea-vertical-align="middle" draw:auto-grow-height="false" fo:min-height="1.014cm" fo:min-width="3.73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-color="#ff5429" draw:textarea-horizontal-align="justify" draw:textarea-vertical-align="middle" draw:auto-grow-height="false" fo:min-height="1.014cm" fo:min-width="3.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draw:fill="none" draw:fill-color="#ffffff" fo:min-height="0.7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svg:stroke-width="0.101cm" svg:stroke-color="#3faf46" draw:marker-start-width="0.503cm" draw:marker-end-width="0.503cm" draw:fill-color="#3faf46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01cm" svg:stroke-color="#3465a4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e8a202" draw:textarea-horizontal-align="justify" draw:textarea-vertical-align="middle" draw:auto-grow-height="false" fo:min-height="1.82cm" fo:min-width="3.57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fill-color="#ffaa95" draw:textarea-horizontal-align="justify" draw:textarea-vertical-align="middle" draw:auto-grow-height="false" fo:min-height="0.833cm" fo:min-width="2.73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draw:fill="none" draw:fill-color="#ffffff" fo:min-height="0.74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stroke="none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fill-color="#5b277d" draw:textarea-horizontal-align="justify" draw:textarea-vertical-align="middle" draw:auto-grow-height="false" fo:min-height="1.82cm" fo:min-width="3.57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fill-color="#e8a202" draw:textarea-horizontal-align="justify" draw:textarea-vertical-align="middle" draw:auto-grow-height="false" fo:min-height="1.82cm" fo:min-width="3.57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1.82cm" fo:min-width="3.57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5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fill-color="#069a2e" draw:textarea-horizontal-align="justify" draw:textarea-vertical-align="middle" draw:auto-grow-height="false" fo:min-height="1.559cm" fo:min-width="2.5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fill-color="#069a2e" draw:textarea-horizontal-align="justify" draw:textarea-vertical-align="middle" draw:auto-grow-height="false" fo:min-height="1.561cm" fo:min-width="2.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fill-color="#5b277d" draw:textarea-horizontal-align="justify" draw:textarea-vertical-align="middle" draw:auto-grow-height="false" fo:min-height="1.559cm" fo:min-width="2.47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fill-color="#ffb66c" draw:textarea-horizontal-align="justify" draw:textarea-vertical-align="middle" draw:auto-grow-height="false" fo:min-height="1.559cm" fo:min-width="2.8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textarea-horizontal-align="justify" draw:textarea-vertical-align="middle" draw:auto-grow-height="false" fo:min-height="1.461cm" fo:min-width="3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fill-color="#069a2e" draw:textarea-horizontal-align="justify" draw:textarea-vertical-align="middle" draw:auto-grow-height="false" fo:min-height="1.559cm" fo:min-width="3.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fill-color="#5b277d" draw:textarea-horizontal-align="justify" draw:textarea-vertical-align="middle" draw:auto-grow-height="false" fo:min-height="1.559cm" fo:min-width="3.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fill-color="#ffb66c" draw:textarea-horizontal-align="justify" draw:textarea-vertical-align="middle" draw:auto-grow-height="false" fo:min-height="1.559cm" fo:min-width="3.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textarea-horizontal-align="justify" draw:textarea-vertical-align="middle" draw:auto-grow-height="false" fo:min-height="1.561cm" fo:min-width="3.9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OW TO BUILD PROCEDURE / COMSUMER SCENARIO WITH RABBITMQ</text:p>
      <text:p text:style-name="P5"/>
      <text:p text:style-name="P7">1. How microservices communicate?</text:p>
      <text:p text:style-name="P1"/>
      <text:p text:style-name="P1">- Micr<text:span text:style-name="T1">oservices based application is a distributed system.</text:span></text:p>
      <text:p text:style-name="P11">+ Each service instance is typically a process</text:p>
      <text:p text:style-name="P1"/>
      <text:p text:style-name="P1">- <text:span text:style-name="T1">Services must interact with each other using communication protocol such as</text:span></text:p>
      <text:p text:style-name="P1"><text:tab/><text:span text:style-name="T2">HTTP (Synchronous)</text:span></text:p>
      <text:p text:style-name="P1"><text:tab/><text:span text:style-name="T4">AMQP (Asynchronous)</text:span></text:p>
      <text:p text:style-name="P1"><text:span text:style-name="T4"/></text:p>
      <text:p text:style-name="P2">Another consideration</text:p>
      <text:p text:style-name="P2"><text:tab/>Single receiver – Each request is processed by exactly one receiver</text:p>
      <text:p text:style-name="P2"><text:tab/>Multiple receivers – Each request can be processed by multiple receivers</text:p>
      <text:p text:style-name="P2"><text:tab/><text:tab/><text:span text:style-name="T3">(must be asynchronous)</text:span></text:p>
      <text:p text:style-name="P2"><text:span text:style-name="T3"/></text:p>
      <text:p text:style-name="P8">2. What is RabbitMQ?</text:p>
      <text:p text:style-name="P6"/>
      <text:p text:style-name="P3">AMQP is <text:span text:style-name="T8">an asynchronous protocol</text:span> supported by many operating systems and cloud environments</text:p>
      <text:p text:style-name="P3"/>
      <text:p text:style-name="P3">RabbitMQ is a messaging broker and it implements the AMQP protocol</text:p>
      <text:p text:style-name="P3"/>
      <text:p text:style-name="P3">- Asynchronous protocol</text:p>
      <text:p text:style-name="P3">- Decouples applications and improves scalability</text:p>
      <text:p text:style-name="P3">- Application can send and receive messages in a standardized manner.</text:p>
      <text:p text:style-name="P3">- Messages have a safe place to live until received</text:p>
      <text:p text:style-name="P3">- Most popular open source message broker.</text:p>
      <text:p text:style-name="P3"/>
      <text:p text:style-name="P8">3. Common Terminologies:</text:p>
      <text:p text:style-name="P8"/>
      <text:p text:style-name="P9">Message: </text:p>
      <text:p text:style-name="P3">- Package of information consisting of</text:p>
      <text:p text:style-name="P3"><text:tab/>header (key-value pair)</text:p>
      <text:p text:style-name="P3"><text:tab/>body (actual message)</text:p>
      <text:p text:style-name="P9"/>
      <text:p text:style-name="P9">Producer<text:line-break/>- <text:span text:style-name="T6">Creates and sends message</text:span><text:line-break/><text:line-break/>Consumer</text:p>
      <text:p text:style-name="P9">- <text:span text:style-name="T6"><text:s/>Receives and reads the message</text:span></text:p>
      <text:p text:style-name="P9"><text:span text:style-name="T6"/></text:p>
      <text:p text:style-name="P9">Queue</text:p>
      <text:p text:style-name="P3">- <text:s/>Communication channel</text:p>
      <text:p text:style-name="P9"><text:span text:style-name="T6"/></text:p>
      <text:p text:style-name="P9">Exchange</text:p>
      <text:p text:style-name="P3">- <text:s/>Abstracts the Queue from the Producer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oft-page-break/><text:span text:style-name="T6"/></text:p>
      <text:p text:style-name="P9"><draw:custom-shape text:anchor-type="paragraph" draw:z-index="1" draw:name="Shape 2" draw:style-name="gr36" draw:text-style-name="P63" svg:width="3.901cm" svg:height="1.56cm" svg:x="4.323cm" svg:y="0.353cm"><text:p/><draw:enhanced-geometry svg:viewBox="0 0 21600 21600" draw:type="rectangle" draw:enhanced-path="M 0 0 L 21600 0 21600 21600 0 21600 0 0 Z N"/></draw:custom-shape><draw:custom-shape text:anchor-type="paragraph" draw:z-index="2" draw:name="Shape 5" draw:style-name="gr35" draw:text-style-name="P56" svg:width="3.901cm" svg:height="1.56cm" svg:x="9.102cm" svg:y="0.351cm"><text:p/><draw:enhanced-geometry svg:viewBox="0 0 21600 21600" draw:type="rectangle" draw:enhanced-path="M 0 0 L 21600 0 21600 21600 0 21600 0 0 Z N"/></draw:custom-shape><draw:custom-shape text:anchor-type="paragraph" draw:z-index="3" draw:name="Shape 6" draw:style-name="gr34" draw:text-style-name="P61" svg:width="3.901cm" svg:height="1.56cm" svg:x="14.22cm" svg:y="0.413cm"><text:p/><draw:enhanced-geometry svg:viewBox="0 0 21600 21600" draw:type="rectangle" draw:enhanced-path="M 0 0 L 21600 0 21600 21600 0 21600 0 0 Z N"/></draw:custom-shape><draw:custom-shape text:anchor-type="paragraph" draw:z-index="0" draw:name="Shape 1" draw:style-name="gr37" draw:text-style-name="P64" svg:width="3.902cm" svg:height="1.562cm" svg:x="-0.499cm" svg:y="0.312cm"><text:p/><draw:enhanced-geometry svg:viewBox="0 0 21600 21600" draw:type="rectangle" draw:enhanced-path="M 0 0 L 21600 0 21600 21600 0 21600 0 0 Z N"/></draw:custom-shape><text:span text:style-name="T6"/></text:p>
      <text:p text:style-name="P9"><draw:frame text:anchor-type="paragraph" draw:z-index="8" draw:name="Text Frame 3" draw:style-name="gr28" draw:text-style-name="P60" svg:width="2.28cm" svg:height="0.541cm" svg:x="5.202cm" svg:y="0.402cm"><draw:text-box><text:p><text:span text:style-name="T20">Exchange</text:span></text:p></draw:text-box></draw:frame><draw:frame text:anchor-type="paragraph" draw:z-index="9" draw:name="Text Frame 2" draw:style-name="gr28" draw:text-style-name="P60" svg:width="2.28cm" svg:height="0.541cm" svg:x="10.382cm" svg:y="0.422cm"><draw:text-box><text:p><text:span text:style-name="T20">Queue</text:span></text:p></draw:text-box></draw:frame><draw:frame text:anchor-type="paragraph" draw:z-index="10" draw:name="Text Frame 4" draw:style-name="gr28" draw:text-style-name="P60" svg:width="2.28cm" svg:height="0.541cm" svg:x="15.044cm" svg:y="0.402cm"><draw:text-box><text:p><text:span text:style-name="T20">Consumer</text:span></text:p></draw:text-box></draw:frame><draw:frame text:anchor-type="paragraph" draw:z-index="7" draw:name="Text Frame 1" draw:style-name="gr28" draw:text-style-name="P60" svg:width="2.077cm" svg:height="0.541cm" svg:x="0.404cm" svg:y="0.404cm"><draw:text-box><text:p><text:span text:style-name="T20">Producer</text:span></text:p></draw:text-box></draw:frame><text:span text:style-name="T6"/></text:p>
      <text:p text:style-name="P9"><draw:line text:anchor-type="paragraph" draw:z-index="4" draw:name="Horizontal line 1" draw:style-name="gr21" draw:text-style-name="P36" svg:x1="3.403cm" svg:y1="0.236cm" svg:x2="4.324cm" svg:y2="0.236cm"><text:p/></draw:line><draw:line text:anchor-type="paragraph" draw:z-index="5" draw:name="Line 1" draw:style-name="gr21" draw:text-style-name="P36" svg:x1="8.223cm" svg:y1="0.315cm" svg:x2="9.101cm" svg:y2="0.296cm"><text:p/></draw:line><draw:line text:anchor-type="paragraph" draw:z-index="6" draw:name="Horizontal line 2" draw:style-name="gr21" draw:text-style-name="P36" svg:x1="13.002cm" svg:y1="0.296cm" svg:x2="14.221cm" svg:y2="0.296cm"><text:p/></draw:line><text:span text:style-name="T6"/></text:p>
      <text:p text:style-name="P10"><draw:custom-shape text:anchor-type="paragraph" draw:z-index="11" draw:name="Shape 3" draw:style-name="gr20" draw:text-style-name="P59" svg:width="2.823cm" svg:height="0.922cm" svg:x="-0.402cm" svg:y="0.5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2" draw:name="Text Frame 5" draw:style-name="gr28" draw:text-style-name="P58" svg:width="2.077cm" svg:height="0.541cm" svg:x="0.083cm" svg:y="0.734cm"><draw:text-box><text:p><text:span text:style-name="T21">Message</text:span></text:p></draw:text-box></draw:frame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5"><text:span text:style-name="T7">Multiple queues:</text:span><text:span text:style-name="T6"><text:tab/><text:tab/><text:tab/><text:tab/><text:tab/><text:tab/><text:tab/><text:tab/><text:tab/><text:tab/><text:tab/><text:tab/><text:tab/><text:tab/><text:tab/></text:span></text:p>
      <text:p text:style-name="P15"><draw:custom-shape text:anchor-type="paragraph" draw:z-index="13" draw:name="Shape 4" draw:style-name="gr33" draw:text-style-name="P64" svg:width="3.139cm" svg:height="1.461cm" svg:x="-0.439cm" svg:y="1.5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4" draw:name="Text Frame 6" draw:style-name="gr28" draw:text-style-name="P60" svg:width="2.077cm" svg:height="0.541cm" svg:x="0.224cm" svg:y="2.115cm"><draw:text-box><text:p><text:span text:style-name="T20">Producer</text:span></text:p></draw:text-box></draw:frame><draw:custom-shape text:anchor-type="paragraph" draw:z-index="15" draw:name="Shape 7" draw:style-name="gr32" draw:text-style-name="P63" svg:width="2.857cm" svg:height="1.56cm" svg:x="3.903cm" svg:y="1.59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6" draw:name="Text Frame 7" draw:style-name="gr28" draw:text-style-name="P60" svg:width="2.28cm" svg:height="0.541cm" svg:x="4.364cm" svg:y="2.108cm"><draw:text-box><text:p><text:span text:style-name="T20">Exchange</text:span></text:p></draw:text-box></draw:frame><draw:line text:anchor-type="paragraph" draw:z-index="17" draw:name="Horizontal line 3" draw:style-name="gr21" draw:text-style-name="P36" svg:x1="2.699cm" svg:y1="2.346cm" svg:x2="3.879cm" svg:y2="2.346cm"><text:p/></draw:line><draw:custom-shape text:anchor-type="paragraph" draw:z-index="18" draw:name="Shape 8" draw:style-name="gr31" draw:text-style-name="P56" svg:width="2.479cm" svg:height="1.56cm" svg:x="9.102cm" svg:y="1.55cm"><text:p/><draw:enhanced-geometry svg:viewBox="0 0 21600 21600" draw:type="rectangle" draw:enhanced-path="M 0 0 L 21600 0 21600 21600 0 21600 0 0 Z N"/></draw:custom-shape><draw:custom-shape text:anchor-type="paragraph" draw:z-index="19" draw:name="Shape 9" draw:style-name="gr31" draw:text-style-name="P56" svg:width="2.479cm" svg:height="1.56cm" svg:x="9.102cm" svg:y="1.55cm"><text:p/><draw:enhanced-geometry svg:viewBox="0 0 21600 21600" draw:type="rectangle" draw:enhanced-path="M 0 0 L 21600 0 21600 21600 0 21600 0 0 Z N"/></draw:custom-shape><draw:custom-shape text:anchor-type="paragraph" draw:z-index="20" draw:name="Shape 10" draw:style-name="gr31" draw:text-style-name="P56" svg:width="2.479cm" svg:height="1.56cm" svg:x="9.084cm" svg:y="4.57cm"><text:p/><draw:enhanced-geometry svg:viewBox="0 0 21600 21600" draw:type="rectangle" draw:enhanced-path="M 0 0 L 21600 0 21600 21600 0 21600 0 0 Z N"/></draw:custom-shape><draw:custom-shape text:anchor-type="paragraph" draw:z-index="21" draw:name="Shape 11" draw:style-name="gr31" draw:text-style-name="P56" svg:width="2.479cm" svg:height="1.56cm" svg:x="9.061cm" svg:y="7.29cm"><text:p/><draw:enhanced-geometry svg:viewBox="0 0 21600 21600" draw:type="rectangle" draw:enhanced-path="M 0 0 L 21600 0 21600 21600 0 21600 0 0 Z N"/></draw:custom-shape><draw:custom-shape text:anchor-type="paragraph" draw:z-index="22" draw:name="Shape 12" draw:style-name="gr29" draw:text-style-name="P61" svg:width="2.599cm" svg:height="1.56cm" svg:x="13.975cm" svg:y="1.61cm"><text:p/><draw:enhanced-geometry svg:viewBox="0 0 21600 21600" draw:type="rectangle" draw:enhanced-path="M 0 0 L 21600 0 21600 21600 0 21600 0 0 Z N"/></draw:custom-shape><draw:custom-shape text:anchor-type="paragraph" draw:z-index="23" draw:name="Shape 13" draw:style-name="gr30" draw:text-style-name="P62" svg:width="2.601cm" svg:height="1.562cm" svg:x="13.894cm" svg:y="4.65cm"><text:p/><draw:enhanced-geometry svg:viewBox="0 0 21600 21600" draw:type="rectangle" draw:enhanced-path="M 0 0 L 21600 0 21600 21600 0 21600 0 0 Z N"/></draw:custom-shape><draw:custom-shape text:anchor-type="paragraph" draw:z-index="24" draw:name="Shape 14" draw:style-name="gr29" draw:text-style-name="P61" svg:width="2.599cm" svg:height="1.56cm" svg:x="13.915cm" svg:y="7.311cm"><text:p/><draw:enhanced-geometry svg:viewBox="0 0 21600 21600" draw:type="rectangle" draw:enhanced-path="M 0 0 L 21600 0 21600 21600 0 21600 0 0 Z N"/></draw:custom-shape><draw:frame text:anchor-type="paragraph" draw:z-index="25" draw:name="Text Frame 8" draw:style-name="gr28" draw:text-style-name="P60" svg:width="1.618cm" svg:height="0.541cm" svg:x="9.562cm" svg:y="2.166cm"><draw:text-box><text:p><text:span text:style-name="T20">Queue</text:span></text:p></draw:text-box></draw:frame><draw:frame text:anchor-type="paragraph" draw:z-index="26" draw:name="Text Frame 9" draw:style-name="gr28" draw:text-style-name="P60" svg:width="1.618cm" svg:height="0.541cm" svg:x="9.483cm" svg:y="5.145cm"><draw:text-box><text:p><text:span text:style-name="T20">Queue</text:span></text:p></draw:text-box></draw:frame><draw:frame text:anchor-type="paragraph" draw:z-index="27" draw:name="Text Frame 10" draw:style-name="gr28" draw:text-style-name="P60" svg:width="1.618cm" svg:height="0.541cm" svg:x="9.502cm" svg:y="7.886cm"><draw:text-box><text:p><text:span text:style-name="T20">Queue</text:span></text:p></draw:text-box></draw:frame><draw:frame text:anchor-type="paragraph" draw:z-index="28" draw:name="Text Frame 11" draw:style-name="gr28" draw:text-style-name="P60" svg:width="2.28cm" svg:height="0.541cm" svg:x="14.295cm" svg:y="2.187cm"><draw:text-box><text:p><text:span text:style-name="T20">Consumer</text:span></text:p></draw:text-box></draw:frame><draw:frame text:anchor-type="paragraph" draw:z-index="29" draw:name="Text Frame 12" draw:style-name="gr28" draw:text-style-name="P60" svg:width="2.28cm" svg:height="0.541cm" svg:x="14.215cm" svg:y="5.288cm"><draw:text-box><text:p><text:span text:style-name="T20">Consumer</text:span></text:p></draw:text-box></draw:frame><draw:frame text:anchor-type="paragraph" draw:z-index="30" draw:name="Text Frame 13" draw:style-name="gr28" draw:text-style-name="P60" svg:width="2.28cm" svg:height="0.541cm" svg:x="14.235cm" svg:y="7.888cm"><draw:text-box><text:p><text:span text:style-name="T20">Consumer</text:span></text:p></draw:text-box></draw:frame><draw:line text:anchor-type="paragraph" draw:z-index="31" draw:name="Horizontal line 4" draw:style-name="gr21" draw:text-style-name="P36" svg:x1="6.759cm" svg:y1="2.346cm" svg:x2="9.101cm" svg:y2="2.346cm"><text:p/></draw:line><draw:line text:anchor-type="paragraph" draw:z-index="32" draw:name="Horizontal line 5" draw:style-name="gr21" draw:text-style-name="P36" svg:x1="11.58cm" svg:y1="2.346cm" svg:x2="13.975cm" svg:y2="2.346cm"><text:p/></draw:line><draw:line text:anchor-type="paragraph" draw:z-index="33" draw:name="Horizontal line 6" draw:style-name="gr21" draw:text-style-name="P36" svg:x1="5.2cm" svg:y1="3.15cm" svg:x2="8.999cm" svg:y2="5.111cm"><text:p/></draw:line><draw:line text:anchor-type="paragraph" draw:z-index="34" draw:name="Horizontal line 7" draw:style-name="gr21" draw:text-style-name="P36" svg:x1="4.399cm" svg:y1="3.15cm" svg:x2="9.061cm" svg:y2="8.091cm"><text:p/></draw:line><draw:line text:anchor-type="paragraph" draw:z-index="35" draw:name="Horizontal line 8" draw:style-name="gr21" draw:text-style-name="P36" svg:x1="11.539cm" svg:y1="8.186cm" svg:x2="13.934cm" svg:y2="8.186cm"><text:p/></draw:line><draw:line text:anchor-type="paragraph" draw:z-index="36" draw:name="Horizontal line 9" draw:style-name="gr21" draw:text-style-name="P36" svg:x1="11.499cm" svg:y1="5.426cm" svg:x2="13.894cm" svg:y2="5.426cm"><text:p/></draw:line><draw:custom-shape text:anchor-type="paragraph" draw:z-index="37" draw:name="Shape 15" draw:style-name="gr20" draw:text-style-name="P59" svg:width="2.823cm" svg:height="0.922cm" svg:x="-0.362cm" svg:y="3.1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8" draw:name="Text Frame 14" draw:style-name="gr28" draw:text-style-name="P58" svg:width="2.077cm" svg:height="0.541cm" svg:x="0.023cm" svg:y="3.473cm"><draw:text-box><text:p><text:span text:style-name="T21">Message</text:span></text:p></draw:text-box></draw:frame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/text:span></text:p>
      <text:p text:style-name="P15"><text:span text:style-name="T6"/></text:p>
      <text:p text:style-name="P15"><text:span text:style-name="T6"/></text:p>
      <text:p text:style-name="P21"><text:span text:style-name="T9">4</text:span>. Ex<text:span text:style-name="T9">change Types</text:span>:</text:p>
      <text:p text:style-name="P21"/>
      <text:p text:style-name="P16">Exchange must know exactly what to do with a message it receives</text:p>
      <text:p text:style-name="P16"/>
      <text:p text:style-name="P20">- <text:span text:style-name="T5">Which queue should get the message?</text:span></text:p>
      <text:p text:style-name="P20"><text:span text:style-name="T5">- Should the message be sent to multiple queues?</text:span></text:p>
      <text:p text:style-name="P20"><text:span text:style-name="T5">- Should the message be discarded</text:span></text:p>
      <text:p text:style-name="P20"><text:span text:style-name="T5"/></text:p>
      <text:p text:style-name="P20"><text:span text:style-name="T5">Rules are defined by the Exchange Type</text:span></text:p>
      <text:p text:style-name="P22"/>
      <text:p text:style-name="P23">+ Direct</text:p>
      <text:p text:style-name="P23">+ Topic</text:p>
      <text:p text:style-name="P23">+ Headers</text:p>
      <text:p text:style-name="P23">+ Fanout</text:p>
      <text:p text:style-name="P23"/>
      <text:p text:style-name="P25"><text:span text:style-name="T10">* </text:span>Fanout Exchang<text:span text:style-name="T10">e:</text:span></text:p>
      <text:p text:style-name="P28"/>
      <text:p text:style-name="P28"/>
      <text:p text:style-name="P29">Broadcasts all the message to all the queues!!</text:p>
      <text:p text:style-name="P29"/>
      <text:p text:style-name="P16"><draw:custom-shape text:anchor-type="paragraph" draw:z-index="39" draw:name="Shape 16" draw:style-name="gr27" svg:width="3.58cm" svg:height="1.821cm" svg:x="0.18cm" svg:y="0.452cm"><text:p/><draw:enhanced-geometry svg:viewBox="0 0 21600 21600" draw:type="rectangle" draw:enhanced-path="M 0 0 L 21600 0 21600 21600 0 21600 0 0 Z N"/></draw:custom-shape><draw:custom-shape text:anchor-type="paragraph" draw:z-index="40" draw:name="Shape 17" draw:style-name="gr26" draw:text-style-name="P57" svg:width="3.58cm" svg:height="1.821cm" svg:x="5.641cm" svg:y="0.531cm"><text:p/><draw:enhanced-geometry svg:viewBox="0 0 21600 21600" draw:type="rectangle" draw:enhanced-path="M 0 0 L 21600 0 21600 21600 0 21600 0 0 Z N"/></draw:custom-shape><draw:custom-shape text:anchor-type="paragraph" draw:z-index="41" draw:name="Shape 18" draw:style-name="gr25" draw:text-style-name="P56" svg:width="3.58cm" svg:height="1.821cm" svg:x="11.28cm" svg:y="0.471cm"><text:p/><draw:enhanced-geometry svg:viewBox="0 0 21600 21600" draw:type="rectangle" draw:enhanced-path="M 0 0 L 21600 0 21600 21600 0 21600 0 0 Z N"/></draw:custom-shape><draw:custom-shape text:anchor-type="paragraph" draw:z-index="42" draw:name="Shape 19" draw:style-name="gr25" draw:text-style-name="P56" svg:width="3.58cm" svg:height="1.821cm" svg:x="11.199cm" svg:y="3.671cm"><text:p/><draw:enhanced-geometry svg:viewBox="0 0 21600 21600" draw:type="rectangle" draw:enhanced-path="M 0 0 L 21600 0 21600 21600 0 21600 0 0 Z N"/></draw:custom-shape><draw:custom-shape text:anchor-type="paragraph" draw:z-index="43" draw:name="Shape 20" draw:style-name="gr25" draw:text-style-name="P56" svg:width="3.58cm" svg:height="1.821cm" svg:x="11.201cm" svg:y="6.632cm"><text:p/><draw:enhanced-geometry svg:viewBox="0 0 21600 21600" draw:type="rectangle" draw:enhanced-path="M 0 0 L 21600 0 21600 21600 0 21600 0 0 Z N"/></draw:custom-shape><draw:frame text:anchor-type="paragraph" draw:z-index="44" draw:name="Text Frame 15" draw:style-name="gr23" draw:text-style-name="P55" svg:width="1.763cm" svg:height="0.742cm" svg:x="0.979cm" svg:y="1.106cm"><draw:text-box><text:p text:style-name="P54"><text:span text:style-name="T15">Producer</text:span></text:p></draw:text-box></draw:frame><draw:frame text:anchor-type="paragraph" draw:z-index="45" draw:name="Text Frame 16" draw:style-name="gr24" draw:text-style-name="P55" svg:width="2.2cm" svg:height="0.976cm" svg:x="6.5cm" svg:y="1.025cm"><draw:text-box><text:p text:style-name="P54"><text:span text:style-name="T15">Exchang</text:span><text:span text:style-name="T15">e</text:span></text:p></draw:text-box></draw:frame><draw:frame text:anchor-type="paragraph" draw:z-index="46" draw:name="Text Frame 17" draw:style-name="gr23" draw:text-style-name="P55" svg:width="1.763cm" svg:height="0.742cm" svg:x="12.139cm" svg:y="1.005cm"><draw:text-box><text:p text:style-name="P54"><text:span text:style-name="T15">Queue 1</text:span></text:p></draw:text-box></draw:frame><draw:frame text:anchor-type="paragraph" draw:z-index="47" draw:name="Text Frame 18" draw:style-name="gr23" draw:text-style-name="P55" svg:width="1.763cm" svg:height="0.742cm" svg:x="12.099cm" svg:y="4.267cm"><draw:text-box><text:p text:style-name="P54"><text:span text:style-name="T15">Queue 2</text:span></text:p></draw:text-box></draw:frame><draw:frame text:anchor-type="paragraph" draw:z-index="48" draw:name="Text Frame 19" draw:style-name="gr23" draw:text-style-name="P55" svg:width="1.763cm" svg:height="0.742cm" svg:x="12.058cm" svg:y="7.306cm"><draw:text-box><text:p text:style-name="P54"><text:span text:style-name="T15">Queue 3</text:span></text:p></draw:text-box></draw:frame><draw:line text:anchor-type="paragraph" draw:z-index="49" draw:name="Horizontal line 10" draw:style-name="gr21" draw:text-style-name="P36" svg:x1="3.759cm" svg:y1="1.358cm" svg:x2="5.641cm" svg:y2="1.358cm"><text:p/></draw:line><draw:line text:anchor-type="paragraph" draw:z-index="50" draw:name="Horizontal line 11" draw:style-name="gr21" draw:text-style-name="P36" svg:x1="9.22cm" svg:y1="1.378cm" svg:x2="11.28cm" svg:y2="1.378cm"><text:p/></draw:line><draw:line text:anchor-type="paragraph" draw:z-index="51" draw:name="Vertical line 1" draw:style-name="gr22" draw:text-style-name="P36" svg:x1="7.5cm" svg:y1="2.351cm" svg:x2="7.5cm" svg:y2="7.611cm"><text:p/></draw:line><draw:line text:anchor-type="paragraph" draw:z-index="52" draw:name="Horizontal line 12" draw:style-name="gr21" draw:text-style-name="P36" svg:x1="7.5cm" svg:y1="4.817cm" svg:x2="11.199cm" svg:y2="4.787cm"><text:p/></draw:line><draw:line text:anchor-type="paragraph" draw:z-index="53" draw:name="Horizontal line 13" draw:style-name="gr21" draw:text-style-name="P36" svg:x1="7.502cm" svg:y1="7.611cm" svg:x2="11.201cm" svg:y2="7.581cm"><text:p/></draw:line><draw:custom-shape text:anchor-type="paragraph" draw:z-index="54" draw:name="Shape 21" draw:style-name="gr20" draw:text-style-name="P53" svg:width="2.823cm" svg:height="0.922cm" svg:x="12.037cm" svg:y="2.291cm"><text:p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M</text:span><text:span text:style-name="T15">e</text:span><text:span text:style-name="T15">s</text:span><text:span text:style-name="T15">s</text:span><text:span text:style-name="T15">a</text:span><text:span text:style-name="T15">g</text:span><text:span text:style-name="T15">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5" draw:name="Shape 22" draw:style-name="gr20" draw:text-style-name="P53" svg:width="2.823cm" svg:height="0.922cm" svg:x="11.956cm" svg:y="5.491cm"><text:p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M</text:span><text:span text:style-name="T15">e</text:span><text:span text:style-name="T15">s</text:span><text:span text:style-name="T15">s</text:span><text:span text:style-name="T15">a</text:span><text:span text:style-name="T15">g</text:span><text:span text:style-name="T15">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6" draw:name="Shape 23" draw:style-name="gr20" draw:text-style-name="P53" svg:width="2.823cm" svg:height="0.922cm" svg:x="11.957cm" svg:y="8.453cm"><text:p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M</text:span><text:span text:style-name="T15">e</text:span><text:span text:style-name="T15">s</text:span><text:span text:style-name="T15">s</text:span><text:span text:style-name="T15">a</text:span><text:span text:style-name="T15">g</text:span><text:span text:style-name="T15">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6"/>
      <text:p text:style-name="P14"><text:span text:style-name="T11">* </text:span>Common Terminilogies:</text:p>
      <text:p text:style-name="P30"/>
      <text:p text:style-name="P24">Binding: <text:span text:style-name="T6">Relation between Exchange and Queue.</text:span></text:p>
      <text:p text:style-name="P24"><text:span text:style-name="T6"/></text:p>
      <text:p text:style-name="P24">Binding Key: <text:span text:style-name="T6">The key that binds the Exchange and Queue.</text:span></text:p>
      <text:p text:style-name="P17"/>
      <text:p text:style-name="P13">We can have multiple binding keys bind to one queue</text:p>
      <text:p text:style-name="P13">and can also have one binding key bind to multiple queues</text:p>
      <text:p text:style-name="P17"/>
      <text:p text:style-name="P17"/>
      <text:p text:style-name="P17"/>
      <text:p text:style-name="P17"><draw:custom-shape text:anchor-type="paragraph" draw:z-index="58" draw:name="Shape 25" draw:style-name="gr7" draw:text-style-name="P52" svg:width="3.58cm" svg:height="1.821cm" svg:x="10.479cm" svg:y="0.004cm"><text:p text:style-name="P36"><text:span text:style-name="T20">Queue 2</text:span></text:p><draw:enhanced-geometry svg:viewBox="0 0 21600 21600" draw:type="rectangle" draw:enhanced-path="M 0 0 L 21600 0 21600 21600 0 21600 0 0 Z N"/></draw:custom-shape><draw:frame text:anchor-type="paragraph" draw:z-index="66" draw:name="Text Frame 20" draw:style-name="gr15" draw:text-style-name="P50" svg:width="3.962cm" svg:height="0.72cm" svg:x="4.658cm" svg:y="0.131cm"><draw:text-box><text:p text:style-name="P31"><text:span text:style-name="T13">Binding </text:span><text:span text:style-name="T13">Key = red</text:span></text:p></draw:text-box></draw:frame></text:p>
      <text:p text:style-name="P17"><draw:line text:anchor-type="paragraph" draw:z-index="61" draw:name="Horizontal line 15" draw:style-name="gr3" draw:text-style-name="P35" svg:x1="1.559cm" svg:y1="0.421cm" svg:x2="10.479cm" svg:y2="0.363cm"><text:p/></draw:line><draw:line text:anchor-type="paragraph" draw:z-index="62" draw:name="Vertical line 2" draw:style-name="gr18" draw:text-style-name="P36" svg:x1="1.559cm" svg:y1="0.422cm" svg:x2="1.559cm" svg:y2="2.579cm"><text:p/></draw:line></text:p>
      <text:p text:style-name="P17"><draw:custom-shape text:anchor-type="paragraph" draw:z-index="57" draw:name="Shape 24" draw:style-name="gr19" draw:text-style-name="P40" svg:width="3.58cm" svg:height="1.821cm" svg:x="-0.139cm" svg:y="2.092cm"><text:p text:style-name="P36"><text:span text:style-name="T15">Exchange</text:span></text:p><draw:enhanced-geometry svg:viewBox="0 0 21600 21600" draw:type="rectangle" draw:enhanced-path="M 0 0 L 21600 0 21600 21600 0 21600 0 0 Z N"/></draw:custom-shape><draw:custom-shape text:anchor-type="paragraph" draw:z-index="59" draw:name="Shape 26" draw:style-name="gr7" draw:text-style-name="P51" svg:width="3.58cm" svg:height="1.821cm" svg:x="10.44cm" svg:y="2.11cm"><text:p text:style-name="P36"><text:span text:style-name="T20">Queue 1</text:span></text:p><draw:enhanced-geometry svg:viewBox="0 0 21600 21600" draw:type="rectangle" draw:enhanced-path="M 0 0 L 21600 0 21600 21600 0 21600 0 0 Z N"/></draw:custom-shape><draw:line text:anchor-type="paragraph" draw:z-index="60" draw:name="Horizontal line 14" draw:style-name="gr3" draw:text-style-name="P35" svg:x1="3.44cm" svg:y1="3.075cm" svg:x2="10.441cm" svg:y2="3.036cm"><text:p/></draw:line><draw:line text:anchor-type="paragraph" draw:z-index="63" draw:name="Vertical line 3" draw:style-name="gr17" draw:text-style-name="P36" svg:x1="1.54cm" svg:y1="3.912cm" svg:x2="1.54cm" svg:y2="6.069cm"><text:p/></draw:line><draw:line text:anchor-type="paragraph" draw:z-index="64" draw:name="Vertical line 4" draw:style-name="gr17" draw:text-style-name="P36" svg:x1="12.379cm" svg:y1="5.935cm" svg:x2="1.54cm" svg:y2="6.069cm"><text:p/></draw:line><draw:line text:anchor-type="paragraph" draw:z-index="65" draw:name="Horizontal line 16" draw:style-name="gr5" draw:text-style-name="P35" svg:x1="12.379cm" svg:y1="5.936cm" svg:x2="12.379cm" svg:y2="3.835cm"><text:p/></draw:line><draw:frame text:anchor-type="paragraph" draw:z-index="67" draw:name="Text Frame 21" draw:style-name="gr15" draw:text-style-name="P50" svg:width="3.962cm" svg:height="0.72cm" svg:x="4.598cm" svg:y="2.316cm"><draw:text-box><text:p text:style-name="P31"><text:span text:style-name="T13">B</text:span><text:span text:style-name="T13">i</text:span><text:span text:style-name="T13">n</text:span><text:span text:style-name="T13">d</text:span><text:span text:style-name="T13">i</text:span><text:span text:style-name="T13">n</text:span><text:span text:style-name="T13">g</text:span><text:span text:style-name="T13"> </text:span><text:span text:style-name="T13">K</text:span><text:span text:style-name="T13">e</text:span><text:span text:style-name="T13">y</text:span><text:span text:style-name="T13"> </text:span><text:span text:style-name="T13">=</text:span><text:span text:style-name="T13"> </text:span><text:span text:style-name="T13">r</text:span><text:span text:style-name="T13">e</text:span><text:span text:style-name="T13">d</text:span></text:p></draw:text-box></draw:frame><draw:frame text:anchor-type="paragraph" draw:z-index="68" draw:name="Text Frame 22" draw:style-name="gr15" draw:text-style-name="P44" svg:width="3.962cm" svg:height="0.72cm" svg:x="4.438cm" svg:y="5.216cm"><draw:text-box><text:p text:style-name="P43"><text:span text:style-name="T17">Binding Key = </text:span><text:span text:style-name="T17">blue</text:span>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/>
      <text:p text:style-name="P26"/>
      <text:p text:style-name="P26"><text:soft-page-break/><text:span text:style-name="T10">* </text:span><text:span text:style-name="T12">Direct</text:span> Exchang<text:span text:style-name="T10">e:</text:span></text:p>
      <text:p text:style-name="P26"/>
      <text:p text:style-name="P18"><draw:custom-shape text:anchor-type="paragraph" draw:z-index="69" draw:name="Shape 27" draw:style-name="gr10" draw:text-style-name="P40" svg:width="4.342cm" svg:height="1.821cm" svg:x="4.279cm" svg:y="2.413cm"><text:p text:style-name="P36"><text:span text:style-name="T15">Exchange</text:span></text:p><draw:enhanced-geometry svg:viewBox="0 0 21600 21600" draw:type="rectangle" draw:enhanced-path="M 0 0 L 21600 0 21600 21600 0 21600 0 0 Z N"/></draw:custom-shape><draw:custom-shape text:anchor-type="paragraph" draw:z-index="70" draw:name="Shape 28" draw:style-name="gr9" draw:text-style-name="P39" svg:width="3.58cm" svg:height="1.821cm" svg:x="-0.579cm" svg:y="2.413cm"><text:p text:style-name="P36"><text:span text:style-name="T15">Producer</text:span></text:p><draw:enhanced-geometry svg:viewBox="0 0 21600 21600" draw:type="rectangle" draw:enhanced-path="M 0 0 L 21600 0 21600 21600 0 21600 0 0 Z N"/></draw:custom-shape><draw:custom-shape text:anchor-type="paragraph" draw:z-index="71" draw:name="Shape 29" draw:style-name="gr7" draw:text-style-name="P37" svg:width="3.58cm" svg:height="1.821cm" svg:x="13.122cm" svg:y="2.413cm"><text:p text:style-name="P36"><text:span text:style-name="T15">Queue 1</text:span></text:p><draw:enhanced-geometry svg:viewBox="0 0 21600 21600" draw:type="rectangle" draw:enhanced-path="M 0 0 L 21600 0 21600 21600 0 21600 0 0 Z N"/></draw:custom-shape><draw:custom-shape text:anchor-type="paragraph" draw:z-index="72" draw:name="Shape 30" draw:style-name="gr7" draw:text-style-name="P37" svg:width="3.58cm" svg:height="1.821cm" svg:x="13.137cm" svg:y="8.398cm"><text:p text:style-name="P36"><text:span text:style-name="T15">Queue 3</text:span></text:p><draw:enhanced-geometry svg:viewBox="0 0 21600 21600" draw:type="rectangle" draw:enhanced-path="M 0 0 L 21600 0 21600 21600 0 21600 0 0 Z N"/></draw:custom-shape><draw:custom-shape text:anchor-type="paragraph" draw:z-index="73" draw:name="Shape 31" draw:style-name="gr7" draw:text-style-name="P37" svg:width="3.58cm" svg:height="1.821cm" svg:x="13.06cm" svg:y="5.412cm"><text:p text:style-name="P36"><text:span text:style-name="T15">Queue 2</text:span></text:p><draw:enhanced-geometry svg:viewBox="0 0 21600 21600" draw:type="rectangle" draw:enhanced-path="M 0 0 L 21600 0 21600 21600 0 21600 0 0 Z N"/></draw:custom-shape><draw:custom-shape text:anchor-type="paragraph" draw:z-index="74" draw:name="Shape 32" draw:style-name="gr13" draw:text-style-name="P46" svg:width="3.74cm" svg:height="1.015cm" svg:x="-0.64cm" svg:y="4.452cm"><text:p text:style-name="P45"><text:span text:style-name="T18">Message</text:span></text:p><text:p text:style-name="P45"><text:span text:style-name="T18">Routing key = blue</text:span></text:p><draw:enhanced-geometry svg:viewBox="0 0 21600 21600" draw:type="rectangle" draw:enhanced-path="M 0 0 L 21600 0 21600 21600 0 21600 0 0 Z N"/></draw:custom-shape><draw:frame text:anchor-type="paragraph" draw:z-index="76" draw:name="Text Frame 23" draw:style-name="gr15" draw:text-style-name="P50" svg:width="3.962cm" svg:height="0.72cm" svg:x="8.879cm" svg:y="2.865cm"><draw:text-box><text:p text:style-name="P31"><text:span text:style-name="T13">Binding Key = red</text:span></text:p></draw:text-box></draw:frame><draw:line text:anchor-type="paragraph" draw:z-index="77" draw:name="Vertical line 6" draw:style-name="gr16" draw:text-style-name="P38" svg:x1="6.581cm" svg:y1="4.233cm" svg:x2="6.581cm" svg:y2="9.664cm"><text:p/></draw:line><draw:frame text:anchor-type="paragraph" draw:z-index="78" draw:name="Text Frame 24" draw:style-name="gr15" draw:text-style-name="P49" svg:width="3.962cm" svg:height="0.72cm" svg:x="7.939cm" svg:y="8.945cm"><draw:text-box><text:p text:style-name="P48"><text:span text:style-name="T19">Binding Key = green</text:span></text:p></draw:text-box></draw:frame><draw:line text:anchor-type="paragraph" draw:z-index="75" draw:name="Horizontal line 17" draw:style-name="gr3" draw:text-style-name="P35" svg:x1="8.62cm" svg:y1="3.478cm" svg:x2="13.121cm" svg:y2="3.478cm"><text:p/></draw:line><draw:line text:anchor-type="paragraph" draw:z-index="79" draw:name="Horizontal line 18" draw:style-name="gr4" draw:text-style-name="P35" svg:x1="6.581cm" svg:y1="9.664cm" svg:x2="13.137cm" svg:y2="9.664cm"><text:p/></draw:line><draw:line text:anchor-type="paragraph" draw:z-index="80" draw:name="Horizontal line 19" draw:style-name="gr5" draw:text-style-name="P35" svg:x1="6.581cm" svg:y1="6.306cm" svg:x2="13.137cm" svg:y2="6.306cm"><text:p/></draw:line><draw:frame text:anchor-type="paragraph" draw:z-index="81" draw:name="Text Frame 25" draw:style-name="gr15" draw:text-style-name="P47" svg:width="3.962cm" svg:height="0.72cm" svg:x="7.918cm" svg:y="5.586cm"><draw:text-box><text:p text:style-name="P43"><text:span text:style-name="T17">Binding Key = blue</text:span></text:p></draw:text-box></draw:frame><draw:custom-shape text:anchor-type="paragraph" draw:z-index="83" draw:name="Shape 34" draw:style-name="gr13" draw:text-style-name="P46" svg:width="3.74cm" svg:height="1.015cm" svg:x="13.06cm" svg:y="7.232cm"><text:p text:style-name="P45"><text:span text:style-name="T18">Message</text:span></text:p><text:p text:style-name="P45"><text:span text:style-name="T18">Routing key = blue</text:span></text:p><draw:enhanced-geometry svg:viewBox="0 0 21600 21600" draw:type="rectangle" draw:enhanced-path="M 0 0 L 21600 0 21600 21600 0 21600 0 0 Z N"/></draw:custom-shape>Message goes to Queue whose binding key exactly matches the routing key of the message.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8"/>
      <text:p text:style-name="P18"><draw:line text:anchor-type="paragraph" draw:z-index="130" draw:name="Horizontal line 31" draw:style-name="gr3" draw:text-style-name="P35" svg:x1="3cm" svg:y1="0.423cm" svg:x2="4.279cm" svg:y2="0.423cm"><text:p/></draw:line></text:p>
      <text:p text:style-name="P18"/>
      <text:p text:style-name="P18"><draw:custom-shape text:anchor-type="paragraph" draw:z-index="82" draw:name="Shape 33" draw:style-name="gr14" draw:text-style-name="P46" svg:width="3.601cm" svg:height="1.015cm" svg:x="4.74cm" svg:y="0.339cm"><text:p text:style-name="P45"><text:span text:style-name="T18">Message</text:span></text:p><text:p text:style-name="P45"><text:span text:style-name="T18">Routing key = blue</text:span></text:p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6"><text:span text:style-name="T10">* </text:span><text:span text:style-name="T12">Direct</text:span> Exchang<text:span text:style-name="T10">e: </text:span><text:span text:style-name="T12">(Nameless – Default):</text:span></text:p>
      <text:p text:style-name="P26"/>
      <text:p text:style-name="P18">Message goes to Queue whose queue name exactly matches the routing key of the message.</text:p>
      <text:p text:style-name="P18"/>
      <text:p text:style-name="P18"/>
      <text:p text:style-name="P18"/>
      <text:p text:style-name="P26"><text:span text:style-name="T10">* </text:span><text:s/>Exchang<text:span text:style-name="T10">e:</text:span></text:p>
      <text:p text:style-name="P26"/>
      <text:p text:style-name="P18">Message goes to Queue whose binding key matches the header</text:p>
      <text:p text:style-name="P18"/>
      <text:p text:style-name="P18">Special argument: x-match which can have 2 values (“all” or “any”)</text:p>
      <text:p text:style-name="P18"/>
      <text:p text:style-name="P18">“all” is the default value. So all the headers MUST match</text:p>
      <text:p text:style-name="P18"/>
      <text:p text:style-name="P1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8"/>
      <text:p text:style-name="P18"/>
      <text:p text:style-name="P18"/>
      <text:p text:style-name="P18"/>
      <text:p text:style-name="P18"><text:tab/></text:p>
      <text:p text:style-name="P18"/>
      <text:p text:style-name="P18"/>
      <text:p text:style-name="P18"/>
      <text:p text:style-name="P18"><draw:custom-shape text:anchor-type="paragraph" draw:z-index="84" draw:name="Shape 35" draw:style-name="gr10" draw:text-style-name="P40" svg:width="4.342cm" svg:height="1.821cm" svg:x="3.581cm" svg:y="0.319cm"><text:p text:style-name="P36"><text:span text:style-name="T15">Exchange</text:span></text:p><draw:enhanced-geometry svg:viewBox="0 0 21600 21600" draw:type="rectangle" draw:enhanced-path="M 0 0 L 21600 0 21600 21600 0 21600 0 0 Z N"/></draw:custom-shape><draw:custom-shape text:anchor-type="paragraph" draw:z-index="85" draw:name="Shape 36" draw:style-name="gr9" draw:text-style-name="P39" svg:width="3.58cm" svg:height="1.821cm" svg:x="-1.277cm" svg:y="0.319cm"><text:p text:style-name="P36"><text:span text:style-name="T15">Producer</text:span></text:p><draw:enhanced-geometry svg:viewBox="0 0 21600 21600" draw:type="rectangle" draw:enhanced-path="M 0 0 L 21600 0 21600 21600 0 21600 0 0 Z N"/></draw:custom-shape><draw:custom-shape text:anchor-type="paragraph" draw:z-index="86" draw:name="Shape 37" draw:style-name="gr7" draw:text-style-name="P37" svg:width="3.58cm" svg:height="1.821cm" svg:x="14.402cm" svg:y="0.319cm"><text:p text:style-name="P36"><text:span text:style-name="T15">Queue 1</text:span></text:p><draw:enhanced-geometry svg:viewBox="0 0 21600 21600" draw:type="rectangle" draw:enhanced-path="M 0 0 L 21600 0 21600 21600 0 21600 0 0 Z N"/></draw:custom-shape><text:soft-page-break/></text:p>
      <text:p text:style-name="P18"><draw:frame text:anchor-type="paragraph" draw:z-index="90" draw:name="Text Frame 26" draw:style-name="gr1" draw:text-style-name="P32" svg:width="5.702cm" svg:height="0.66cm" svg:x="8.259cm" svg:y="0.291cm"><draw:text-box><text:p text:style-name="P31"><text:span text:style-name="T13">dept=finance;region=EMEA</text:span></text:p></draw:text-box></draw:frame></text:p>
      <text:p text:style-name="P18"><draw:custom-shape text:anchor-type="paragraph" draw:z-index="87" draw:name="Shape 38" draw:style-name="gr7" draw:text-style-name="P37" svg:width="3.58cm" svg:height="1.821cm" svg:x="14.317cm" svg:y="7.401cm"><text:p text:style-name="P36"><text:span text:style-name="T15">Queue 3</text:span></text:p><draw:enhanced-geometry svg:viewBox="0 0 21600 21600" draw:type="rectangle" draw:enhanced-path="M 0 0 L 21600 0 21600 21600 0 21600 0 0 Z N"/></draw:custom-shape><draw:custom-shape text:anchor-type="paragraph" draw:z-index="88" draw:name="Shape 39" draw:style-name="gr7" draw:text-style-name="P37" svg:width="3.58cm" svg:height="1.821cm" svg:x="14.36cm" svg:y="2.985cm"><text:p text:style-name="P36"><text:span text:style-name="T15">Queue 2</text:span></text:p><draw:enhanced-geometry svg:viewBox="0 0 21600 21600" draw:type="rectangle" draw:enhanced-path="M 0 0 L 21600 0 21600 21600 0 21600 0 0 Z N"/></draw:custom-shape><draw:custom-shape text:anchor-type="paragraph" draw:z-index="89" draw:name="Shape 40" draw:style-name="gr12" draw:text-style-name="P34" svg:width="3.74cm" svg:height="1.362cm" svg:x="-1.339cm" svg:y="1.385cm"><text:p text:style-name="P33"><text:span text:style-name="T14">Message</text:span></text:p><text:p text:style-name="P33"><text:span text:style-name="T14">dept = sales</text:span></text:p><text:p text:style-name="P33"><text:span text:style-name="T14">region = NA</text:span></text:p><draw:enhanced-geometry svg:viewBox="0 0 21600 21600" draw:type="rectangle" draw:enhanced-path="M 0 0 L 21600 0 21600 21600 0 21600 0 0 Z N"/></draw:custom-shape><draw:line text:anchor-type="paragraph" draw:z-index="91" draw:name="Horizontal line 20" draw:style-name="gr3" draw:text-style-name="P35" svg:x1="7.922cm" svg:y1="0.381cm" svg:x2="14.403cm" svg:y2="0.344cm"><text:p/></draw:line><draw:line text:anchor-type="paragraph" draw:z-index="92" draw:name="Vertical line 5" draw:style-name="gr8" draw:text-style-name="P38" svg:x1="5.546cm" svg:y1="1.166cm" svg:x2="5.546cm" svg:y2="8.364cm"><text:p text:style-name="P36"/><text:p text:style-name="P36"/><text:p text:style-name="P36"/></draw:line><draw:line text:anchor-type="paragraph" draw:z-index="93" draw:name="Horizontal line 21" draw:style-name="gr5" draw:text-style-name="P35" svg:x1="5.546cm" svg:y1="4.071cm" svg:x2="14.443cm" svg:y2="4.071cm"><text:p/></draw:line><draw:line text:anchor-type="paragraph" draw:z-index="94" draw:name="Horizontal line 22" draw:style-name="gr4" draw:text-style-name="P35" svg:x1="5.461cm" svg:y1="8.336cm" svg:x2="14.317cm" svg:y2="8.336cm"><text:p/></draw:line><draw:frame text:anchor-type="paragraph" draw:z-index="95" draw:name="Text Frame 27" draw:style-name="gr1" draw:text-style-name="P44" svg:width="5.702cm" svg:height="0.66cm" svg:x="7.096cm" svg:y="3.411cm"><draw:text-box><text:p text:style-name="P43"><text:span text:style-name="T17">dept=sales;region=N</text:span><text:span text:style-name="T17">A</text:span></text:p></draw:text-box></draw:frame><draw:frame text:anchor-type="paragraph" draw:z-index="96" draw:name="Text Frame 28" draw:style-name="gr1" draw:text-style-name="P42" svg:width="5.702cm" svg:height="0.66cm" svg:x="7.077cm" svg:y="7.676cm"><draw:text-box><text:p text:style-name="P41"><text:span text:style-name="T16">d</text:span><text:span text:style-name="T16">e</text:span><text:span text:style-name="T16">p</text:span><text:span text:style-name="T16">t</text:span><text:span text:style-name="T16">=</text:span><text:span text:style-name="T16">s</text:span><text:span text:style-name="T16">a</text:span><text:span text:style-name="T16">l</text:span><text:span text:style-name="T16">e</text:span><text:span text:style-name="T16">s</text:span><text:span text:style-name="T16">;</text:span><text:span text:style-name="T16">r</text:span><text:span text:style-name="T16">e</text:span><text:span text:style-name="T16">g</text:span><text:span text:style-name="T16">i</text:span><text:span text:style-name="T16">o</text:span><text:span text:style-name="T16">n</text:span><text:span text:style-name="T16">=</text:span><text:span text:style-name="T16">A</text:span><text:span text:style-name="T16">P</text:span><text:span text:style-name="T16">J</text:span></text:p></draw:text-box></draw:frame><draw:custom-shape text:anchor-type="paragraph" draw:z-index="97" draw:name="Shape 41" draw:style-name="gr12" draw:text-style-name="P34" svg:width="3.74cm" svg:height="1.362cm" svg:x="14.242cm" svg:y="4.902cm"><text:p text:style-name="P33"><text:span text:style-name="T14">Message</text:span></text:p><text:p text:style-name="P33"><text:span text:style-name="T14">dept = sales</text:span></text:p><text:p text:style-name="P33"><text:span text:style-name="T14">region = NA</text:span></text:p><draw:enhanced-geometry svg:viewBox="0 0 21600 21600" draw:type="rectangle" draw:enhanced-path="M 0 0 L 21600 0 21600 21600 0 21600 0 0 Z N"/></draw:custom-shape><draw:custom-shape text:anchor-type="paragraph" draw:z-index="98" draw:name="Shape 42" draw:style-name="gr12" draw:text-style-name="P34" svg:width="3.74cm" svg:height="1.362cm" svg:x="-1.339cm" svg:y="1.385cm"><text:p text:style-name="P33"><text:span text:style-name="T14">Message</text:span></text:p><text:p text:style-name="P33"><text:span text:style-name="T14">dept = sales</text:span></text:p><text:p text:style-name="P33"><text:span text:style-name="T14">region = NA</text:span></text:p><draw:enhanced-geometry svg:viewBox="0 0 21600 21600" draw:type="rectangle" draw:enhanced-path="M 0 0 L 21600 0 21600 21600 0 21600 0 0 Z N"/></draw:custom-shape><draw:custom-shape text:anchor-type="paragraph" draw:z-index="99" draw:name="Shape 43" draw:style-name="gr12" draw:text-style-name="P34" svg:width="3.74cm" svg:height="1.362cm" svg:x="4.001cm" svg:y="1.404cm"><text:p text:style-name="P33"><text:span text:style-name="T14">Message</text:span></text:p><text:p text:style-name="P33"><text:span text:style-name="T14">dept = sales</text:span></text:p><text:p text:style-name="P33"><text:span text:style-name="T14">region = NA</text:span></text:p><draw:enhanced-geometry svg:viewBox="0 0 21600 21600" draw:type="rectangle" draw:enhanced-path="M 0 0 L 21600 0 21600 21600 0 21600 0 0 Z N"/></draw:custom-shape><draw:line text:anchor-type="paragraph" draw:z-index="129" draw:name="Horizontal line 30" draw:style-name="gr3" draw:text-style-name="P35" svg:x1="2.302cm" svg:y1="0.288cm" svg:x2="3.581cm" svg:y2="0.288cm"><text:p/></draw:line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9">This case x-match default</text:p>
      <text:p text:style-name="P19">is “all”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custom-shape text:anchor-type="paragraph" draw:z-index="100" draw:name="Shape 44" draw:style-name="gr10" draw:text-style-name="P40" svg:width="4.342cm" svg:height="1.821cm" svg:x="3.642cm" svg:y="1.819cm"><text:p text:style-name="P36"><text:span text:style-name="T15">Exchange</text:span></text:p><draw:enhanced-geometry svg:viewBox="0 0 21600 21600" draw:type="rectangle" draw:enhanced-path="M 0 0 L 21600 0 21600 21600 0 21600 0 0 Z N"/></draw:custom-shape><draw:custom-shape text:anchor-type="paragraph" draw:z-index="101" draw:name="Shape 45" draw:style-name="gr9" draw:text-style-name="P39" svg:width="3.58cm" svg:height="1.821cm" svg:x="-1.215cm" svg:y="1.879cm"><text:p text:style-name="P36"><text:span text:style-name="T15">Producer</text:span></text:p><draw:enhanced-geometry svg:viewBox="0 0 21600 21600" draw:type="rectangle" draw:enhanced-path="M 0 0 L 21600 0 21600 21600 0 21600 0 0 Z N"/></draw:custom-shape><draw:custom-shape text:anchor-type="paragraph" draw:z-index="102" draw:name="Shape 46" draw:style-name="gr7" draw:text-style-name="P37" svg:width="3.58cm" svg:height="1.821cm" svg:x="14.464cm" svg:y="1.681cm"><text:p text:style-name="P36"><text:span text:style-name="T15">Queue 1</text:span></text:p><draw:enhanced-geometry svg:viewBox="0 0 21600 21600" draw:type="rectangle" draw:enhanced-path="M 0 0 L 21600 0 21600 21600 0 21600 0 0 Z N"/></draw:custom-shape><draw:custom-shape text:anchor-type="paragraph" draw:z-index="103" draw:name="Shape 47" draw:style-name="gr7" draw:text-style-name="P37" svg:width="3.58cm" svg:height="1.821cm" svg:x="14.379cm" svg:y="10.38cm"><text:p text:style-name="P36"><text:span text:style-name="T15">Queue 3</text:span></text:p><draw:enhanced-geometry svg:viewBox="0 0 21600 21600" draw:type="rectangle" draw:enhanced-path="M 0 0 L 21600 0 21600 21600 0 21600 0 0 Z N"/></draw:custom-shape><draw:custom-shape text:anchor-type="paragraph" draw:z-index="104" draw:name="Shape 48" draw:style-name="gr7" draw:text-style-name="P37" svg:width="3.58cm" svg:height="1.821cm" svg:x="14.422cm" svg:y="5.964cm"><text:p text:style-name="P36"><text:span text:style-name="T15">Queue 2</text:span></text:p><draw:enhanced-geometry svg:viewBox="0 0 21600 21600" draw:type="rectangle" draw:enhanced-path="M 0 0 L 21600 0 21600 21600 0 21600 0 0 Z N"/></draw:custom-shape><draw:line text:anchor-type="paragraph" draw:z-index="105" draw:name="Vertical line 7" draw:style-name="gr8" draw:text-style-name="P38" svg:x1="5.599cm" svg:y1="3.639cm" svg:x2="5.608cm" svg:y2="11.344cm"><text:p text:style-name="P36"/><text:p text:style-name="P36"/><text:p text:style-name="P36"/></draw:line><draw:line text:anchor-type="paragraph" draw:z-index="106" draw:name="Horizontal line 23" draw:style-name="gr4" draw:text-style-name="P35" svg:x1="5.523cm" svg:y1="11.315cm" svg:x2="14.379cm" svg:y2="11.315cm"><text:p/></draw:line><draw:frame text:anchor-type="paragraph" draw:z-index="107" draw:name="Text Frame 29" draw:style-name="gr1" draw:text-style-name="P44" svg:width="5.702cm" svg:height="0.66cm" svg:x="7.158cm" svg:y="6.391cm"><draw:text-box><text:p text:style-name="P43"><text:span text:style-name="T17">dept=sales;region=NA</text:span></text:p></draw:text-box></draw:frame><draw:frame text:anchor-type="paragraph" draw:z-index="108" draw:name="Text Frame 30" draw:style-name="gr1" draw:text-style-name="P42" svg:width="5.702cm" svg:height="0.66cm" svg:x="7.138cm" svg:y="10.656cm"><draw:text-box><text:p text:style-name="P41"><text:span text:style-name="T16">dept=sales;region=APJ</text:span></text:p></draw:text-box></draw:frame><draw:custom-shape text:anchor-type="paragraph" draw:z-index="109" draw:name="Shape 49" draw:style-name="gr6" draw:text-style-name="P34" svg:width="3.74cm" svg:height="0.918cm" svg:x="14.422cm" svg:y="7.784cm"><text:p text:style-name="P33"><text:span text:style-name="T14">Message</text:span></text:p><text:p text:style-name="P33"><text:span text:style-name="T14"/></text:p><draw:enhanced-geometry svg:viewBox="0 0 21600 21600" draw:type="rectangle" draw:enhanced-path="M 0 0 L 21600 0 21600 21600 0 21600 0 0 Z N"/></draw:custom-shape><draw:custom-shape text:anchor-type="paragraph" draw:z-index="110" draw:name="Shape 50" draw:style-name="gr11" draw:text-style-name="P34" svg:width="3.74cm" svg:height="1.821cm" svg:x="-1.277cm" svg:y="3.817cm"><text:p text:style-name="P33"><text:span text:style-name="T14">Message</text:span></text:p><text:p text:style-name="P33"><text:span text:style-name="T14">dept = sales</text:span></text:p><text:p text:style-name="P33"><text:span text:style-name="T14">region = NA</text:span></text:p><text:p text:style-name="P33"><text:span text:style-name="T14">x-match = any</text:span></text:p><draw:enhanced-geometry svg:viewBox="0 0 21600 21600" draw:type="rectangle" draw:enhanced-path="M 0 0 L 21600 0 21600 21600 0 21600 0 0 Z N"/></draw:custom-shape><draw:line text:anchor-type="paragraph" draw:z-index="111" draw:name="Horizontal line 24" draw:style-name="gr5" draw:text-style-name="P35" svg:x1="5.599cm" svg:y1="7.047cm" svg:x2="14.496cm" svg:y2="7.047cm"><text:p/></draw:line><draw:frame text:anchor-type="paragraph" draw:z-index="112" draw:name="Text Frame 31" draw:style-name="gr1" draw:text-style-name="P32" svg:width="5.702cm" svg:height="0.66cm" svg:x="8.259cm" svg:y="2.311cm"><draw:text-box><text:p text:style-name="P31"><text:span text:style-name="T13">dept=finance;region=EMEA</text:span></text:p></draw:text-box></draw:frame><draw:line text:anchor-type="paragraph" draw:z-index="113" draw:name="Horizontal line 25" draw:style-name="gr3" draw:text-style-name="P35" svg:x1="7.983cm" svg:y1="2.854cm" svg:x2="14.464cm" svg:y2="2.817cm"><text:p/></draw:line><draw:custom-shape text:anchor-type="paragraph" draw:z-index="114" draw:name="Shape 51" draw:style-name="gr6" draw:text-style-name="P34" svg:width="3.74cm" svg:height="0.918cm" svg:x="14.379cm" svg:y="12.201cm"><text:p text:style-name="P33"><text:span text:style-name="T14">Message</text:span></text:p><text:p text:style-name="P33"><text:span text:style-name="T14"/></text:p><draw:enhanced-geometry svg:viewBox="0 0 21600 21600" draw:type="rectangle" draw:enhanced-path="M 0 0 L 21600 0 21600 21600 0 21600 0 0 Z N"/></draw:custom-shape><text:soft-page-break/>* Header Exchange (Contd.):</text:p>
      <text:p text:style-name="P27"/>
      <text:p text:style-name="P27"/>
      <text:p text:style-name="P27"/>
      <text:p text:style-name="P27"/>
      <text:p text:style-name="P27"><draw:line text:anchor-type="paragraph" draw:z-index="128" draw:name="Horizontal line 29" draw:style-name="gr3" draw:text-style-name="P35" svg:x1="2.364cm" svg:y1="0.18cm" svg:x2="3.643cm" svg:y2="0.18cm"><text:p/></draw:line></text:p>
      <text:p text:style-name="P27"/>
      <text:p text:style-name="P27"/>
      <text:p text:style-name="P27"/>
      <text:p text:style-name="P27"/>
      <text:p text:style-name="P27"/>
      <text:p text:style-name="P27"/>
      <text:p text:style-name="P19">This case x-match argument</text:p>
      <text:p text:style-name="P19">is “any”, it means the message</text:p>
      <text:p text:style-name="P19">will be transferred to the </text:p>
      <text:p text:style-name="P19">queues that have dept = sales</text:p>
      <text:p text:style-name="P19">or region = NA</text:p>
      <text:p text:style-name="P19"/>
      <text:p text:style-name="P19">=&gt; Queue 2, Queue 3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* Topic Exchange (Contd.):</text:p>
      <text:p text:style-name="P19">Route messages to queues based on wildcard matches between the routing key and something</text:p>
      <text:p text:style-name="P19">called the routing pattern</text:p>
      <text:p text:style-name="P19"/>
      <text:p text:style-name="P19"><draw:custom-shape text:anchor-type="paragraph" draw:z-index="115" draw:name="Shape 52" draw:style-name="gr10" draw:text-style-name="P40" svg:width="4.342cm" svg:height="1.821cm" svg:x="4.48cm" svg:y="0.413cm"><text:p text:style-name="P36"><text:span text:style-name="T15">Exchange</text:span></text:p><draw:enhanced-geometry svg:viewBox="0 0 21600 21600" draw:type="rectangle" draw:enhanced-path="M 0 0 L 21600 0 21600 21600 0 21600 0 0 Z N"/></draw:custom-shape><draw:custom-shape text:anchor-type="paragraph" draw:z-index="116" draw:name="Shape 53" draw:style-name="gr9" draw:text-style-name="P39" svg:width="3.58cm" svg:height="1.821cm" svg:x="-0.377cm" svg:y="0.473cm"><text:p text:style-name="P36"><text:span text:style-name="T15">Producer</text:span></text:p><draw:enhanced-geometry svg:viewBox="0 0 21600 21600" draw:type="rectangle" draw:enhanced-path="M 0 0 L 21600 0 21600 21600 0 21600 0 0 Z N"/></draw:custom-shape><draw:custom-shape text:anchor-type="paragraph" draw:z-index="117" draw:name="Shape 54" draw:style-name="gr7" draw:text-style-name="P37" svg:width="3.58cm" svg:height="1.821cm" svg:x="15.302cm" svg:y="0.275cm"><text:p text:style-name="P36"><text:span text:style-name="T15">Queue 1</text:span></text:p><draw:enhanced-geometry svg:viewBox="0 0 21600 21600" draw:type="rectangle" draw:enhanced-path="M 0 0 L 21600 0 21600 21600 0 21600 0 0 Z N"/></draw:custom-shape><draw:custom-shape text:anchor-type="paragraph" draw:z-index="118" draw:name="Shape 55" draw:style-name="gr7" draw:text-style-name="P37" svg:width="3.58cm" svg:height="1.821cm" svg:x="15.259cm" svg:y="4.558cm"><text:p text:style-name="P36"><text:span text:style-name="T15">Queue 2</text:span></text:p><draw:enhanced-geometry svg:viewBox="0 0 21600 21600" draw:type="rectangle" draw:enhanced-path="M 0 0 L 21600 0 21600 21600 0 21600 0 0 Z N"/></draw:custom-shape><draw:line text:anchor-type="paragraph" draw:z-index="119" draw:name="Vertical line 8" draw:style-name="gr8" draw:text-style-name="P38" svg:x1="6.436cm" svg:y1="2.233cm" svg:x2="6.445cm" svg:y2="9.938cm"><text:p text:style-name="P36"/><text:p text:style-name="P36"/><text:p text:style-name="P36"/></draw:line><draw:custom-shape text:anchor-type="paragraph" draw:z-index="120" draw:name="Shape 56" draw:style-name="gr6" draw:text-style-name="P34" svg:width="3.74cm" svg:height="0.918cm" svg:x="15.139cm" svg:y="2.198cm"><text:p text:style-name="P33"><text:span text:style-name="T14">Message</text:span></text:p><text:p text:style-name="P33"><text:span text:style-name="T14"/></text:p><draw:enhanced-geometry svg:viewBox="0 0 21600 21600" draw:type="rectangle" draw:enhanced-path="M 0 0 L 21600 0 21600 21600 0 21600 0 0 Z N"/></draw:custom-shape><draw:custom-shape text:anchor-type="paragraph" draw:z-index="121" draw:name="Shape 57" draw:style-name="gr2" draw:text-style-name="P34" svg:width="2.929cm" svg:height="1.098cm" svg:x="-0.064cm" svg:y="2.411cm"><text:p text:style-name="P33"><text:span text:style-name="T14">Message</text:span></text:p><text:p text:style-name="P33"><text:span text:style-name="T14">NA.sales.2019</text:span></text:p><draw:enhanced-geometry svg:viewBox="0 0 21600 21600" draw:type="rectangle" draw:enhanced-path="M 0 0 L 21600 0 21600 21600 0 21600 0 0 Z N"/></draw:custom-shape><draw:frame text:anchor-type="paragraph" draw:z-index="122" draw:name="Text Frame 32" draw:style-name="gr1" draw:text-style-name="P32" svg:width="5.702cm" svg:height="0.66cm" svg:x="7.569cm" svg:y="0.85cm"><draw:text-box><text:p text:style-name="P31"><text:span text:style-name="T13">NA.sales.#</text:span></text:p></draw:text-box></draw:frame><draw:custom-shape text:anchor-type="paragraph" draw:z-index="123" draw:name="Shape 59" draw:style-name="gr7" draw:text-style-name="P37" svg:width="3.58cm" svg:height="1.821cm" svg:x="15.206cm" svg:y="8.698cm"><text:p text:style-name="P36"><text:span text:style-name="T15">Queue 3</text:span></text:p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124" draw:name="Shape 60" draw:style-name="gr6" draw:text-style-name="P34" svg:width="3.74cm" svg:height="0.918cm" svg:x="15.115cm" svg:y="10.61cm"><text:p text:style-name="P33"><text:span text:style-name="T14">Message</text:span></text:p><text:p text:style-name="P33"><text:span text:style-name="T14"/></text:p><draw:enhanced-geometry svg:viewBox="0 0 21600 21600" draw:type="rectangle" draw:enhanced-path="M 0 0 L 21600 0 21600 21600 0 21600 0 0 Z N"/></draw:custom-shape><draw:line text:anchor-type="paragraph" draw:z-index="125" draw:name="Horizontal line 26" draw:style-name="gr3" draw:text-style-name="P35" svg:x1="8.821cm" svg:y1="1.402cm" svg:x2="15.302cm" svg:y2="1.365cm"><text:p/></draw:line><draw:line text:anchor-type="paragraph" draw:z-index="126" draw:name="Horizontal line 27" draw:style-name="gr5" draw:text-style-name="P35" svg:x1="6.445cm" svg:y1="5.442cm" svg:x2="15.342cm" svg:y2="5.442cm"><text:p/></draw:line><draw:line text:anchor-type="paragraph" draw:z-index="127" draw:name="Horizontal line 28" draw:style-name="gr4" draw:text-style-name="P35" svg:x1="6.401cm" svg:y1="9.848cm" svg:x2="15.257cm" svg:y2="9.848cm"><text:p/></draw:line><draw:custom-shape text:anchor-type="paragraph" draw:z-index="131" draw:name="Shape 58" draw:style-name="gr2" draw:text-style-name="P34" svg:width="2.929cm" svg:height="1.098cm" svg:x="5.062cm" svg:y="2.394cm"><text:p text:style-name="P33"><text:span text:style-name="T14">Message</text:span></text:p><text:p text:style-name="P33"><text:span text:style-name="T14">NA.sales.2019</text:span></text:p><draw:enhanced-geometry svg:viewBox="0 0 21600 21600" draw:type="rectangle" draw:enhanced-path="M 0 0 L 21600 0 21600 21600 0 21600 0 0 Z N"/></draw:custom-shape><draw:frame text:anchor-type="paragraph" draw:z-index="132" draw:name="Text Frame 33" draw:style-name="gr1" draw:text-style-name="P32" svg:width="5.702cm" svg:height="0.66cm" svg:x="6.678cm" svg:y="4.782cm"><draw:text-box><text:p text:style-name="P31"><text:span text:style-name="T13">E</text:span><text:span text:style-name="T13">U</text:span><text:span text:style-name="T13">.</text:span><text:span text:style-name="T13">s</text:span><text:span text:style-name="T13">a</text:span><text:span text:style-name="T13">l</text:span><text:span text:style-name="T13">e</text:span><text:span text:style-name="T13">s</text:span><text:span text:style-name="T13">.</text:span><text:span text:style-name="T13">#</text:span></text:p></draw:text-box></draw:frame><draw:frame text:anchor-type="paragraph" draw:z-index="133" draw:name="Text Frame 34" draw:style-name="gr1" draw:text-style-name="P32" svg:width="5.702cm" svg:height="0.66cm" svg:x="6.445cm" svg:y="9.278cm"><draw:text-box><text:p text:style-name="P31"><text:span text:style-name="T13">N</text:span><text:span text:style-name="T13">A</text:span><text:span text:style-name="T13">.</text:span><text:span text:style-name="T13">#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7:56:43.749311896</meta:creation-date>
    <dc:date>2024-10-15T23:08:03.715659777</dc:date>
    <meta:editing-duration>PT7H56M31S</meta:editing-duration>
    <meta:editing-cycles>9</meta:editing-cycles>
    <meta:generator>1Doc/1.5.0.$MacOSX_AARCH64 LibreOffice_project/2f9b6e7260225c6c2c1401d17cb7be8dc4e3347b</meta:generator>
    <meta:document-statistic meta:table-count="0" meta:image-count="0" meta:object-count="0" meta:page-count="6" meta:paragraph-count="75" meta:word-count="415" meta:character-count="3243" meta:non-whitespace-character-count="2164"/>
  </office:meta>
</office:document-meta>
</file>